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officeooo:rsid="0012545a" officeooo:paragraph-rsid="0012545a" style:font-size-asian="15.75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size="14pt" officeooo:rsid="00142ff2" officeooo:paragraph-rsid="00142ff2" style:font-size-asian="12.25pt" style:font-size-complex="14pt"/>
    </style:style>
    <style:style style:name="T1" style:family="text">
      <style:text-properties officeooo:rsid="0014e3c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1 Programa 4</text:p>
      <text:p text:style-name="P1"/>
      <text:list xml:id="list313686744" text:style-name="L1">
        <text:list-item>
          <text:p text:style-name="P2">Empiezo declarando la clase y el método</text:p>
        </text:list-item>
        <text:list-item>
          <text:p text:style-name="P2">Declaro las variables que en este caso van a ser de tipo doble</text:p>
        </text:list-item>
        <text:list-item>
          <text:p text:style-name="P2">Con un “println” muestro un pequeño menú por pantalla.</text:p>
        </text:list-item>
        <text:list-item>
          <text:p text:style-name="P2">Según la regla de Cramer hay que hallar los determinantes y es lo que hago en la siguiente parte del código.</text:p>
        </text:list-item>
        <text:list-item>
          <text:p text:style-name="P2">Asigno los valores correspondientes a cada variable y creo el algoritmo para que nos dé el resultado deseado.</text:p>
        </text:list-item>
        <text:list-item>
          <text:p text:style-name="P2">Por último mediante “println” y “printf” <text:span text:style-name="T1">muestro por pantalla los resultado conforma a lo que nos pide el ejercici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1:05:58.849417532</meta:creation-date>
    <dc:date>2024-09-29T11:21:19.214892555</dc:date>
    <meta:editing-duration>PT15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96" meta:character-count="508" meta:non-whitespace-character-count="425"/>
  </office:meta>
</office:document-meta>
</file>